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5.65052414" calcext:value-type="float">
            <text:p>45,65052414</text:p>
          </table:table-cell>
          <table:table-cell office:value-type="float" office:value="7.894821332E-027" calcext:value-type="float">
            <text:p>7,89E-027</text:p>
          </table:table-cell>
          <table:table-cell office:value-type="float" office:value="4.088095665" calcext:value-type="float">
            <text:p>4,08809566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6.10924149" calcext:value-type="float">
            <text:p>46,10924149</text:p>
          </table:table-cell>
          <table:table-cell office:value-type="float" office:value="1.207645281E-026" calcext:value-type="float">
            <text:p>1,21E-026</text:p>
          </table:table-cell>
          <table:table-cell office:value-type="float" office:value="4.097962856" calcext:value-type="float">
            <text:p>4,097962856</text:p>
          </table:table-cell>
          <table:table-cell table:style-name="ce2" table:formula="of:=([.E3]-[.E2])/[.E2]" office:value-type="float" office:value="0.00241363994597217" calcext:value-type="float">
            <text:p>0,002413639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545" calcext:value-type="float">
            <text:p>68545</text:p>
          </table:table-cell>
          <table:table-cell office:value-type="float" office:value="51.3775177" calcext:value-type="float">
            <text:p>51,3775177</text:p>
          </table:table-cell>
          <table:table-cell office:value-type="float" office:value="3.737022273E-021" calcext:value-type="float">
            <text:p>3,74E-021</text:p>
          </table:table-cell>
          <table:table-cell office:value-type="float" office:value="2.897506475" calcext:value-type="float">
            <text:p>2,897506475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545" calcext:value-type="float">
            <text:p>68545</text:p>
          </table:table-cell>
          <table:table-cell office:value-type="float" office:value="51.23644257" calcext:value-type="float">
            <text:p>51,23644257</text:p>
          </table:table-cell>
          <table:table-cell office:value-type="float" office:value="1.657326151E-020" calcext:value-type="float">
            <text:p>1,66E-020</text:p>
          </table:table-cell>
          <table:table-cell office:value-type="float" office:value="2.901559591" calcext:value-type="float">
            <text:p>2,901559591</text:p>
          </table:table-cell>
          <table:table-cell table:formula="of:=([.E5]-[.E4])/[.E4]" office:value-type="float" office:value="0.0013988289706927" calcext:value-type="float">
            <text:p>0,00139882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9046" calcext:value-type="float">
            <text:p>69046</text:p>
          </table:table-cell>
          <table:table-cell office:value-type="float" office:value="52.07298279" calcext:value-type="float">
            <text:p>52,07298279</text:p>
          </table:table-cell>
          <table:table-cell office:value-type="float" office:value="2.143333121E-018" calcext:value-type="float">
            <text:p>2,14E-018</text:p>
          </table:table-cell>
          <table:table-cell office:value-type="float" office:value="2.351399899" calcext:value-type="float">
            <text:p>2,351399899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9046" calcext:value-type="float">
            <text:p>69046</text:p>
          </table:table-cell>
          <table:table-cell office:value-type="float" office:value="51.90793991" calcext:value-type="float">
            <text:p>51,90793991</text:p>
          </table:table-cell>
          <table:table-cell office:value-type="float" office:value="7.569889609E-018" calcext:value-type="float">
            <text:p>7,57E-018</text:p>
          </table:table-cell>
          <table:table-cell office:value-type="float" office:value="2.351782799" calcext:value-type="float">
            <text:p>2,351782799</text:p>
          </table:table-cell>
          <table:table-cell table:style-name="ce3" table:formula="of:=([.E7]-[.E6])/[.E6]" office:value-type="float" office:value="0.000162839166644008" calcext:value-type="float">
            <text:p>0,000162839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9142" calcext:value-type="float">
            <text:p>69142</text:p>
          </table:table-cell>
          <table:table-cell office:value-type="float" office:value="52.16122818" calcext:value-type="float">
            <text:p>52,16122818</text:p>
          </table:table-cell>
          <table:table-cell office:value-type="float" office:value="1.865451576E-015" calcext:value-type="float">
            <text:p>1,87E-015</text:p>
          </table:table-cell>
          <table:table-cell office:value-type="float" office:value="2.013414145" calcext:value-type="float">
            <text:p>2,013414145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9142" calcext:value-type="float">
            <text:p>69142</text:p>
          </table:table-cell>
          <table:table-cell office:value-type="float" office:value="51.90224075" calcext:value-type="float">
            <text:p>51,90224075</text:p>
          </table:table-cell>
          <table:table-cell office:value-type="float" office:value="2.131791769E-015" calcext:value-type="float">
            <text:p>2,13E-015</text:p>
          </table:table-cell>
          <table:table-cell office:value-type="float" office:value="2.014236689" calcext:value-type="float">
            <text:p>2,014236689</text:p>
          </table:table-cell>
          <table:table-cell table:style-name="ce3" table:formula="of:=([.E9]-[.E8])/[.E8]" office:value-type="float" office:value="0.000408531946615502" calcext:value-type="float">
            <text:p>0,000408531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9464" calcext:value-type="float">
            <text:p>69464</text:p>
          </table:table-cell>
          <table:table-cell office:value-type="float" office:value="52.00471878" calcext:value-type="float">
            <text:p>52,00471878</text:p>
          </table:table-cell>
          <table:table-cell office:value-type="float" office:value="0.00000000000004649689108" calcext:value-type="float">
            <text:p>4,65E-014</text:p>
          </table:table-cell>
          <table:table-cell office:value-type="float" office:value="1.779346943" calcext:value-type="float">
            <text:p>1,779346943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9464" calcext:value-type="float">
            <text:p>69464</text:p>
          </table:table-cell>
          <table:table-cell office:value-type="float" office:value="51.99516678" calcext:value-type="float">
            <text:p>51,99516678</text:p>
          </table:table-cell>
          <table:table-cell office:value-type="float" office:value="0.00000000000003644772946" calcext:value-type="float">
            <text:p>3,64E-014</text:p>
          </table:table-cell>
          <table:table-cell office:value-type="float" office:value="1.779581308" calcext:value-type="float">
            <text:p>1,779581308</text:p>
          </table:table-cell>
          <table:table-cell table:style-name="ce3" table:formula="of:=([.E11]-[.E10])/[.E10]" office:value-type="float" office:value="0.000131714054373626" calcext:value-type="float">
            <text:p>0,000131714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9550" calcext:value-type="float">
            <text:p>69550</text:p>
          </table:table-cell>
          <table:table-cell office:value-type="float" office:value="52.05053329" calcext:value-type="float">
            <text:p>52,05053329</text:p>
          </table:table-cell>
          <table:table-cell office:value-type="float" office:value="0.000000000001911385763" calcext:value-type="float">
            <text:p>1,91E-012</text:p>
          </table:table-cell>
          <table:table-cell office:value-type="float" office:value="1.601727486" calcext:value-type="float">
            <text:p>1,601727486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9550" calcext:value-type="float">
            <text:p>69550</text:p>
          </table:table-cell>
          <table:table-cell office:value-type="float" office:value="52.08291245" calcext:value-type="float">
            <text:p>52,08291245</text:p>
          </table:table-cell>
          <table:table-cell office:value-type="float" office:value="0.000000000001044168116" calcext:value-type="float">
            <text:p>1,04E-012</text:p>
          </table:table-cell>
          <table:table-cell office:value-type="float" office:value="1.602300286" calcext:value-type="float">
            <text:p>1,602300286</text:p>
          </table:table-cell>
          <table:table-cell table:formula="of:=([.E13]-[.E12])/[.E12]" office:value-type="float" office:value="0.000357613891880257" calcext:value-type="float">
            <text:p>0,000357613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9795" calcext:value-type="float">
            <text:p>69795</text:p>
          </table:table-cell>
          <table:table-cell office:value-type="float" office:value="52.07290268" calcext:value-type="float">
            <text:p>52,07290268</text:p>
          </table:table-cell>
          <table:table-cell office:value-type="float" office:value="0.000000000002515473507" calcext:value-type="float">
            <text:p>2,52E-012</text:p>
          </table:table-cell>
          <table:table-cell office:value-type="float" office:value="1.461875081" calcext:value-type="float">
            <text:p>1,46187508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9795" calcext:value-type="float">
            <text:p>69795</text:p>
          </table:table-cell>
          <table:table-cell office:value-type="float" office:value="52.07595825" calcext:value-type="float">
            <text:p>52,07595825</text:p>
          </table:table-cell>
          <table:table-cell office:value-type="float" office:value="0.00000000000736694386" calcext:value-type="float">
            <text:p>7,37E-012</text:p>
          </table:table-cell>
          <table:table-cell office:value-type="float" office:value="1.462361217" calcext:value-type="float">
            <text:p>1,462361217</text:p>
          </table:table-cell>
          <table:table-cell table:formula="of:=([.E15]-[.E14])/[.E14]" office:value-type="float" office:value="0.000332542777641009" calcext:value-type="float">
            <text:p>0,000332542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9974" calcext:value-type="float">
            <text:p>69974</text:p>
          </table:table-cell>
          <table:table-cell office:value-type="float" office:value="52.09271622" calcext:value-type="float">
            <text:p>52,09271622</text:p>
          </table:table-cell>
          <table:table-cell office:value-type="float" office:value="0.00000000006819162596" calcext:value-type="float">
            <text:p>6,82E-011</text:p>
          </table:table-cell>
          <table:table-cell office:value-type="float" office:value="1.3476789" calcext:value-type="float">
            <text:p>1,3476789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9974" calcext:value-type="float">
            <text:p>69974</text:p>
          </table:table-cell>
          <table:table-cell office:value-type="float" office:value="52.21147919" calcext:value-type="float">
            <text:p>52,21147919</text:p>
          </table:table-cell>
          <table:table-cell office:value-type="float" office:value="0.00000000006141242376" calcext:value-type="float">
            <text:p>6,14E-011</text:p>
          </table:table-cell>
          <table:table-cell office:value-type="float" office:value="1.348247409" calcext:value-type="float">
            <text:p>1,348247409</text:p>
          </table:table-cell>
          <table:table-cell table:formula="of:=([.E17]-[.E16])/[.E16]" office:value-type="float" office:value="0.000421843066623697" calcext:value-type="float">
            <text:p>0,000421843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0199" calcext:value-type="float">
            <text:p>70199</text:p>
          </table:table-cell>
          <table:table-cell office:value-type="float" office:value="52.21970367" calcext:value-type="float">
            <text:p>52,21970367</text:p>
          </table:table-cell>
          <table:table-cell office:value-type="float" office:value="0.0000000008132076679" calcext:value-type="float">
            <text:p>8,13E-010</text:p>
          </table:table-cell>
          <table:table-cell office:value-type="float" office:value="1.25132978" calcext:value-type="float">
            <text:p>1,25132978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0199" calcext:value-type="float">
            <text:p>70199</text:p>
          </table:table-cell>
          <table:table-cell office:value-type="float" office:value="52.27824783" calcext:value-type="float">
            <text:p>52,27824783</text:p>
          </table:table-cell>
          <table:table-cell office:value-type="float" office:value="0.000000001222840385" calcext:value-type="float">
            <text:p>1,22E-009</text:p>
          </table:table-cell>
          <table:table-cell office:value-type="float" office:value="1.251557469" calcext:value-type="float">
            <text:p>1,251557469</text:p>
          </table:table-cell>
          <table:table-cell table:style-name="ce3" table:formula="of:=([.E19]-[.E18])/[.E18]" office:value-type="float" office:value="0.000181957629107109" calcext:value-type="float">
            <text:p>0,000181957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0247" calcext:value-type="float">
            <text:p>70247</text:p>
          </table:table-cell>
          <table:table-cell office:value-type="float" office:value="52.28635788" calcext:value-type="float">
            <text:p>52,28635788</text:p>
          </table:table-cell>
          <table:table-cell office:value-type="float" office:value="0.000000006595213708" calcext:value-type="float">
            <text:p>6,60E-009</text:p>
          </table:table-cell>
          <table:table-cell office:value-type="float" office:value="1.168203115" calcext:value-type="float">
            <text:p>1,168203115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0247" calcext:value-type="float">
            <text:p>70247</text:p>
          </table:table-cell>
          <table:table-cell office:value-type="float" office:value="52.56061554" calcext:value-type="float">
            <text:p>52,56061554</text:p>
          </table:table-cell>
          <table:table-cell office:value-type="float" office:value="0.000000008348858493" calcext:value-type="float">
            <text:p>8,35E-009</text:p>
          </table:table-cell>
          <table:table-cell office:value-type="float" office:value="1.168872237" calcext:value-type="float">
            <text:p>1,168872237</text:p>
          </table:table-cell>
          <table:table-cell table:style-name="ce3" table:formula="of:=([.E21]-[.E20])/[.E20]" office:value-type="float" office:value="0.000572778818518996" calcext:value-type="float">
            <text:p>0,000572778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0588" calcext:value-type="float">
            <text:p>70588</text:p>
          </table:table-cell>
          <table:table-cell office:value-type="float" office:value="52.56024933" calcext:value-type="float">
            <text:p>52,56024933</text:p>
          </table:table-cell>
          <table:table-cell office:value-type="float" office:value="0.00000001239673253" calcext:value-type="float">
            <text:p>1,24E-008</text:p>
          </table:table-cell>
          <table:table-cell office:value-type="float" office:value="1.095920205" calcext:value-type="float">
            <text:p>1,095920205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638229026806908" calcext:value-type="float">
            <text:p>0,0006382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20:11:20.810863111</dc:date>
    <meta:document-statistic meta:table-count="1" meta:cell-count="121" meta:object-count="0"/>
    <meta:generator>LibreOffice/4.1.4.2$Linux_X86_64 LibreOffice_project/410m0$Build-2</meta:generator>
  </office:meta>
</office:document-meta>
</file>